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500000026990358B8.jpg" manifest:media-type=""/>
  <manifest:file-entry manifest:full-path="Pictures/100000000000068D00000927F4DA4EF3.jpg" manifest:media-type=""/>
  <manifest:file-entry manifest:full-path="Pictures/100000000000002500000026CAD731EE.jpg" manifest:media-type=""/>
  <manifest:file-entry manifest:full-path="Pictures/100000000000002500000026BF7F4814.jpg" manifest:media-type=""/>
  <manifest:file-entry manifest:full-path="Pictures/10000000000000250000002610C86CA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161cm" table:align="margins" style:writing-mode="lr-tb"/>
    </style:style>
    <style:style style:name="Tableau1.A" style:family="table-column">
      <style:table-column-properties style:column-width="20.161cm" style:rel-column-width="65535*"/>
    </style:style>
    <style:style style:name="Tableau1.1" style:family="table-row">
      <style:table-row-properties style:min-row-height="10.442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5" style:family="table">
      <style:table-properties style:width="19.967cm" table:align="margins" style:writing-mode="lr-tb"/>
    </style:style>
    <style:style style:name="Tableau15.A" style:family="table-column">
      <style:table-column-properties style:column-width="4.992cm" style:rel-column-width="16383*"/>
    </style:style>
    <style:style style:name="Tableau15.D" style:family="table-column">
      <style:table-column-properties style:column-width="4.992cm" style:rel-column-width="16386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D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9.967cm" table:align="margins" style:writing-mode="lr-tb"/>
    </style:style>
    <style:style style:name="Tableau16.A" style:family="table-column">
      <style:table-column-properties style:column-width="4.99cm" style:rel-column-width="16376*"/>
    </style:style>
    <style:style style:name="Tableau16.C" style:family="table-column">
      <style:table-column-properties style:column-width="4.994cm" style:rel-column-width="16390*"/>
    </style:style>
    <style:style style:name="Tableau16.D" style:family="table-column">
      <style:table-column-properties style:column-width="4.995cm" style:rel-column-width="16393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20.01cm" fo:margin-left="0cm" fo:margin-right="-0.042cm" table:align="margins" style:writing-mode="lr-tb"/>
    </style:style>
    <style:style style:name="Tableau17.A" style:family="table-column">
      <style:table-column-properties style:column-width="4.99cm" style:rel-column-width="16343*"/>
    </style:style>
    <style:style style:name="Tableau17.B" style:family="table-column">
      <style:table-column-properties style:column-width="4.992cm" style:rel-column-width="16349*"/>
    </style:style>
    <style:style style:name="Tableau17.D" style:family="table-column">
      <style:table-column-properties style:column-width="5.036cm" style:rel-column-width="16494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D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9.988cm" fo:margin-left="-0.012cm" table:align="left" style:writing-mode="lr-tb"/>
    </style:style>
    <style:style style:name="Tableau18.A" style:family="table-column">
      <style:table-column-properties style:column-width="5.015cm"/>
    </style:style>
    <style:style style:name="Tableau18.B" style:family="table-column">
      <style:table-column-properties style:column-width="4.99cm"/>
    </style:style>
    <style:style style:name="Tableau18.C" style:family="table-column">
      <style:table-column-properties style:column-width="4.992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D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8pt" fo:language="zxx" fo:country="none" fo:font-weight="bold" style:font-size-asian="8pt" style:language-asian="zxx" style:country-asian="none" style:font-weight-asian="bold" style:font-size-complex="8pt"/>
    </style:style>
    <style:style style:name="P2" style:family="paragraph" style:parent-style-name="Standard">
      <style:paragraph-properties fo:margin-left="-0.067cm" fo:margin-right="0.021cm" fo:text-align="center" style:justify-single-word="false" fo:text-indent="-0.03cm" style:auto-text-indent="false" style:text-autospace="none">
        <style:tab-stops/>
      </style:paragraph-properties>
      <style:text-properties style:font-name="Calibri" fo:font-size="13pt" fo:font-style="normal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P3" style:family="paragraph" style:parent-style-name="Standard">
      <style:paragraph-properties fo:margin-left="-0.067cm" fo:margin-right="0.021cm" fo:text-align="center" style:justify-single-word="false" fo:text-indent="-0.03cm" style:auto-text-indent="false" style:text-autospace="none">
        <style:tab-stops/>
      </style:paragraph-properties>
      <style:text-properties style:font-name="Calibri" fo:font-size="10.5pt" fo:font-style="normal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P4" style:family="paragraph" style:parent-style-name="Standard">
      <style:paragraph-properties fo:margin-left="-0.067cm" fo:margin-right="0.021cm" fo:text-align="center" style:justify-single-word="false" fo:text-indent="-0.03cm" style:auto-text-indent="false" style:text-autospace="none">
        <style:tab-stops/>
      </style:paragraph-properties>
      <style:text-properties style:font-name="Calibri" fo:font-size="10.5pt" fo:font-style="italic" fo:font-weight="bold" style:font-name-asian="Calibri" style:font-size-asian="10.5pt" style:font-style-asian="italic" style:font-weight-asian="bold" style:font-name-complex="Calibri" style:font-size-complex="10.5pt" style:font-style-complex="italic" style:font-weight-complex="bold"/>
    </style:style>
    <style:style style:name="P5" style:family="paragraph" style:parent-style-name="Standard">
      <style:paragraph-properties fo:margin-left="-0.067cm" fo:margin-right="0.021cm" fo:text-align="center" style:justify-single-word="false" fo:text-indent="-0.03cm" style:auto-text-indent="false" style:text-autospace="none">
        <style:tab-stops/>
      </style:paragraph-properties>
      <style:text-properties fo:color="#000000" style:font-name="Calibri" fo:font-size="11pt" fo:font-style="italic" fo:font-weight="bold" style:font-name-asian="Calibri" style:font-size-asian="11pt" style:font-style-asian="italic" style:font-weight-asian="bold" style:font-name-complex="Calibri" style:font-size-complex="10pt" style:font-style-complex="italic" style:font-weight-complex="bold"/>
    </style:style>
    <style:style style:name="P6" style:family="paragraph" style:parent-style-name="Table_20_Contents">
      <style:paragraph-properties fo:margin-left="-0.067cm" fo:margin-right="0.021cm" fo:text-align="center" style:justify-single-word="false" fo:text-indent="-0.03cm" style:auto-text-indent="false" style:text-autospace="none">
        <style:tab-stops/>
      </style:paragraph-properties>
      <style:text-properties fo:color="#000000" style:font-name="Calibri" fo:font-size="11pt" fo:font-style="italic" fo:font-weight="bold" style:font-name-asian="Calibri" style:font-size-asian="11pt" style:font-style-asian="italic" style:font-weight-asian="bold" style:font-name-complex="Calibri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Calibri" fo:font-size="24pt" fo:font-style="italic" style:font-size-asian="24pt" style:font-style-asian="italic"/>
    </style:style>
    <style:style style:name="P8" style:family="paragraph" style:parent-style-name="Standard">
      <style:paragraph-properties fo:margin-left="1.501cm" fo:margin-right="0cm" fo:text-indent="0cm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Standard" style:master-page-name="Fiche_20_Synthèse_20_Alcéane">
      <style:paragraph-properties fo:margin-left="1.281cm" fo:margin-right="0cm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000000" style:font-name="Calibri" fo:font-size="32pt" style:font-size-asian="32pt" style:font-size-complex="32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8pt" fo:language="zxx" fo:country="none" fo:font-weight="normal" style:font-size-asian="8pt" style:language-asian="zxx" style:country-asian="none" style:font-weight-asian="normal" style:font-size-complex="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8pt" fo:language="zxx" fo:country="none" fo:font-weight="bold" style:font-size-asian="8pt" style:language-asian="zxx" style:country-asian="none" style:font-weight-asian="bold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2pt" fo:language="zxx" fo:country="none" fo:font-weight="bold" style:font-size-asian="12pt" style:language-asian="zxx" style:country-asian="none" style:font-weight-asian="bold"/>
    </style:style>
    <style:style style:name="P15" style:family="paragraph" style:parent-style-name="Standard">
      <style:text-properties officeooo:rsid="0020e89a" officeooo:paragraph-rsid="0020e89a"/>
    </style:style>
    <style:style style:name="P16" style:family="paragraph" style:parent-style-name="Standard">
      <style:text-properties officeooo:rsid="00213699" officeooo:paragraph-rsid="00213699"/>
    </style:style>
    <style:style style:name="P1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Calibri" fo:font-size="24pt" fo:font-style="italic" officeooo:rsid="001daf9c" officeooo:paragraph-rsid="001daf9c" style:font-size-asian="24pt" style:font-style-asian="italic"/>
    </style:style>
    <style:style style:name="P18" style:family="paragraph" style:parent-style-name="Standard">
      <style:paragraph-properties fo:margin-left="1.501cm" fo:margin-right="0cm" fo:text-indent="0cm" style:auto-text-indent="false"/>
      <style:text-properties officeooo:paragraph-rsid="001f3951"/>
    </style:style>
    <style:style style:name="T1" style:family="text">
      <style:text-properties officeooo:rsid="001bf32f"/>
    </style:style>
    <style:style style:name="T2" style:family="text">
      <style:text-properties officeooo:rsid="001f3951"/>
    </style:style>
    <style:style style:name="T3" style:family="text">
      <style:text-properties officeooo:rsid="0020e89a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iagnostic d’accessibilité du Logement : </text:p>
      <text:p text:style-name="P17">{num}</text:p>
      <text:p text:style-name="P7"/>
      <text:p text:style-name="Standard"/>
      <text:p text:style-name="Standard"/>
      <text:section text:style-name="Sect1" text:name="Section1">
        <text:p text:style-name="P8">Groupe : <text:span text:style-name="T2">{groupe}</text:span></text:p>
        <text:p text:style-name="P8"/>
        <text:p text:style-name="P18">Bâtiment : <text:span text:style-name="T2">{bat}</text:span></text:p>
        <text:p text:style-name="P8"/>
        <text:p text:style-name="P18">Type de logement : <text:span text:style-name="T2">{type}</text:span></text:p>
        <text:p text:style-name="P8"/>
        <text:p text:style-name="P18">Surface habitable : <text:span text:style-name="T2">{surface}</text:span></text:p>
        <text:p text:style-name="P8"/>
        <text:p text:style-name="P18">Nombre de pièces : <text:span text:style-name="T2">{nbPiece}</text:span></text:p>
        <text:p text:style-name="P8"/>
        <text:p text:style-name="P18">Etage : <text:span text:style-name="T2">{etage}</text:span></text:p>
        <text:p text:style-name="P8"/>
        <text:p text:style-name="P18">Ascenseur : <text:span text:style-name="T2">{ascenseur}</text:span></text:p>
      </text:section>
      <text:p text:style-name="Standard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Diagnostic de Performance Accessibilité</text:p>
            <text:p text:style-name="P3"/>
            <text:p text:style-name="P4">Réglementaire</text:p>
            <table:table table:name="Tableau15" table:style-name="Tableau15">
              <table:table-column table:style-name="Tableau15.A" table:number-columns-repeated="3"/>
              <table:table-column table:style-name="Tableau15.D"/>
              <table:table-row>
                <table:table-cell table:style-name="Tableau15.A1" office:value-type="string">
                  <text:p text:style-name="Table_20_Contents"><draw:frame draw:style-name="fr1" draw:name="images37" text:anchor-type="paragraph" svg:width="0.979cm" svg:height="1.005cm" draw:z-index="0"><draw:image xlink:href="Pictures/100000000000002500000026CAD731EE.jpg" xlink:type="simple" xlink:show="embed" xlink:actuate="onLoad"/></draw:frame></text:p>
                </table:table-cell>
                <table:table-cell table:style-name="Tableau15.A1" office:value-type="string">
                  <text:p text:style-name="Table_20_Contents"><draw:frame draw:style-name="fr2" draw:name="images38" text:anchor-type="paragraph" svg:width="0.979cm" svg:height="1.005cm" draw:z-index="2"><draw:image xlink:href="Pictures/100000000000002500000026990358B8.jpg" xlink:type="simple" xlink:show="embed" xlink:actuate="onLoad"/></draw:frame></text:p>
                </table:table-cell>
                <table:table-cell table:style-name="Tableau15.A1" office:value-type="string">
                  <text:p text:style-name="Table_20_Contents"><draw:frame draw:style-name="fr2" draw:name="images39" text:anchor-type="paragraph" svg:width="0.979cm" svg:height="1.005cm" draw:z-index="3"><draw:image xlink:href="Pictures/10000000000000250000002610C86CAA.jpg" xlink:type="simple" xlink:show="embed" xlink:actuate="onLoad"/></draw:frame></text:p>
                </table:table-cell>
                <table:table-cell table:style-name="Tableau15.D1" office:value-type="string">
                  <text:p text:style-name="Table_20_Contents"><draw:frame draw:style-name="fr2" draw:name="images40" text:anchor-type="paragraph" svg:width="0.979cm" svg:height="1.005cm" draw:z-index="4"><draw:image xlink:href="Pictures/100000000000002500000026BF7F4814.jpg" xlink:type="simple" xlink:show="embed" xlink:actuate="onLoad"/></draw:frame></text:p>
                </table:table-cell>
              </table:table-row>
              <table:table-row>
                <table:table-cell table:style-name="Tableau15.A2" office:value-type="string">
                  <text:p text:style-name="P14">{img_niv_reg_moteur}</text:p>
                </table:table-cell>
                <table:table-cell table:style-name="Tableau15.A2" office:value-type="string">
                  <text:p text:style-name="P14">{img_niv_reg_audio}</text:p>
                </table:table-cell>
                <table:table-cell table:style-name="Tableau15.A2" office:value-type="string">
                  <text:p text:style-name="P14">{img_niv_reg_visu}</text:p>
                </table:table-cell>
                <table:table-cell table:style-name="Tableau15.D2" office:value-type="string">
                  <text:p text:style-name="P14">{img_niv_reg_cog}</text:p>
                </table:table-cell>
              </table:table-row>
            </table:table>
            <text:p text:style-name="P4"/>
            <text:p text:style-name="P5">Souhaitable</text:p>
            <table:table table:name="Tableau16" table:style-name="Tableau16">
              <table:table-column table:style-name="Tableau16.A" table:number-columns-repeated="2"/>
              <table:table-column table:style-name="Tableau16.C"/>
              <table:table-column table:style-name="Tableau16.D"/>
              <table:table-row>
                <table:table-cell table:style-name="Tableau16.A1" office:value-type="string">
                  <text:p text:style-name="P9"><draw:frame draw:style-name="fr1" draw:name="images41" text:anchor-type="paragraph" svg:width="0.979cm" svg:height="1.005cm" draw:z-index="5"><draw:image xlink:href="Pictures/100000000000002500000026CAD731EE.jpg" xlink:type="simple" xlink:show="embed" xlink:actuate="onLoad"/></draw:frame></text:p>
                </table:table-cell>
                <table:table-cell table:style-name="Tableau16.A1" office:value-type="string">
                  <text:p text:style-name="P9"><draw:frame draw:style-name="fr2" draw:name="images42" text:anchor-type="paragraph" svg:width="0.979cm" svg:height="1.005cm" draw:z-index="6"><draw:image xlink:href="Pictures/100000000000002500000026990358B8.jpg" xlink:type="simple" xlink:show="embed" xlink:actuate="onLoad"/></draw:frame></text:p>
                </table:table-cell>
                <table:table-cell table:style-name="Tableau16.A1" office:value-type="string">
                  <text:p text:style-name="P9"><draw:frame draw:style-name="fr2" draw:name="images43" text:anchor-type="paragraph" svg:width="0.979cm" svg:height="1.005cm" draw:z-index="7"><draw:image xlink:href="Pictures/10000000000000250000002610C86CAA.jpg" xlink:type="simple" xlink:show="embed" xlink:actuate="onLoad"/></draw:frame></text:p>
                </table:table-cell>
                <table:table-cell table:style-name="Tableau16.D1" office:value-type="string">
                  <text:p text:style-name="P9"><draw:frame draw:style-name="fr2" draw:name="images44" text:anchor-type="paragraph" svg:width="0.979cm" svg:height="1.005cm" draw:z-index="1"><draw:image xlink:href="Pictures/100000000000002500000026BF7F4814.jpg" xlink:type="simple" xlink:show="embed" xlink:actuate="onLoad"/></draw:frame></text:p>
                </table:table-cell>
              </table:table-row>
              <table:table-row>
                <table:table-cell table:style-name="Tableau16.A2" office:value-type="string">
                  <text:p text:style-name="P14">{img_niv_app_moteur}</text:p>
                </table:table-cell>
                <table:table-cell table:style-name="Tableau16.A2" office:value-type="string">
                  <text:p text:style-name="P14">{img_niv_app_audio}</text:p>
                </table:table-cell>
                <table:table-cell table:style-name="Tableau16.A2" office:value-type="string">
                  <text:p text:style-name="P14">{img_niv_app_visu}</text:p>
                </table:table-cell>
                <table:table-cell table:style-name="Tableau16.D2" office:value-type="string">
                  <text:p text:style-name="P14">{img_niv_app_cog}</text:p>
                </table:table-cell>
              </table:table-row>
            </table:table>
            <text:p text:style-name="P5"/>
            <text:p text:style-name="P6">Réglementaire et Souhaitable</text:p>
            <table:table table:name="Tableau17" table:style-name="Tableau17">
              <table:table-column table:style-name="Tableau17.A"/>
              <table:table-column table:style-name="Tableau17.B" table:number-columns-repeated="2"/>
              <table:table-column table:style-name="Tableau17.D"/>
              <table:table-row>
                <table:table-cell table:style-name="Tableau17.A1" office:value-type="string">
                  <text:p text:style-name="Table_20_Contents"><draw:frame draw:style-name="fr1" draw:name="images45" text:anchor-type="paragraph" svg:width="0.979cm" svg:height="1.005cm" draw:z-index="8"><draw:image xlink:href="Pictures/100000000000002500000026CAD731EE.jpg" xlink:type="simple" xlink:show="embed" xlink:actuate="onLoad"/></draw:frame></text:p>
                </table:table-cell>
                <table:table-cell table:style-name="Tableau17.A1" office:value-type="string">
                  <text:p text:style-name="Table_20_Contents"><draw:frame draw:style-name="fr2" draw:name="images46" text:anchor-type="paragraph" svg:width="0.979cm" svg:height="1.005cm" draw:z-index="9"><draw:image xlink:href="Pictures/100000000000002500000026990358B8.jpg" xlink:type="simple" xlink:show="embed" xlink:actuate="onLoad"/></draw:frame></text:p>
                </table:table-cell>
                <table:table-cell table:style-name="Tableau17.A1" office:value-type="string">
                  <text:p text:style-name="Table_20_Contents"><draw:frame draw:style-name="fr2" draw:name="images47" text:anchor-type="paragraph" svg:width="0.979cm" svg:height="1.005cm" draw:z-index="10"><draw:image xlink:href="Pictures/10000000000000250000002610C86CAA.jpg" xlink:type="simple" xlink:show="embed" xlink:actuate="onLoad"/></draw:frame></text:p>
                </table:table-cell>
                <table:table-cell table:style-name="Tableau17.D1" office:value-type="string">
                  <text:p text:style-name="Table_20_Contents"><draw:frame draw:style-name="fr2" draw:name="images48" text:anchor-type="paragraph" svg:width="0.979cm" svg:height="1.005cm" draw:z-index="12"><draw:image xlink:href="Pictures/100000000000002500000026BF7F4814.jpg" xlink:type="simple" xlink:show="embed" xlink:actuate="onLoad"/></draw:frame></text:p>
                </table:table-cell>
              </table:table-row>
              <table:table-row>
                <table:table-cell table:style-name="Tableau17.A2" office:value-type="string">
                  <text:p text:style-name="P10">{img_niv_moteur}</text:p>
                </table:table-cell>
                <table:table-cell table:style-name="Tableau17.A2" office:value-type="string">
                  <text:p text:style-name="P10">{img_niv_audio}</text:p>
                </table:table-cell>
                <table:table-cell table:style-name="Tableau17.A2" office:value-type="string">
                  <text:p text:style-name="P10">{img_niv_visu}</text:p>
                </table:table-cell>
                <table:table-cell table:style-name="Tableau17.D2" office:value-type="string">
                  <text:p text:style-name="P10">{img_niv_cog}</text:p>
                </table:table-cell>
              </table:table-row>
            </table:table>
            <text:p text:style-name="P6"/>
            <text:p text:style-name="P6">Habitat Senior Services</text:p>
            <table:table table:name="Tableau18" table:style-name="Tableau18">
              <table:table-column table:style-name="Tableau18.A"/>
              <table:table-column table:style-name="Tableau18.B"/>
              <table:table-column table:style-name="Tableau18.C" table:number-columns-repeated="2"/>
              <table:table-row>
                <table:table-cell table:style-name="Tableau18.A1" office:value-type="string">
                  <text:p text:style-name="Table_20_Contents"><draw:frame draw:style-name="fr1" draw:name="images49" text:anchor-type="paragraph" svg:width="0.979cm" svg:height="1.005cm" draw:z-index="15"><draw:image xlink:href="Pictures/100000000000002500000026CAD731EE.jpg" xlink:type="simple" xlink:show="embed" xlink:actuate="onLoad"/></draw:frame></text:p>
                </table:table-cell>
                <table:table-cell table:style-name="Tableau18.A1" office:value-type="string">
                  <text:p text:style-name="Table_20_Contents"><draw:frame draw:style-name="fr2" draw:name="images50" text:anchor-type="paragraph" svg:width="0.979cm" svg:height="1.005cm" draw:z-index="14"><draw:image xlink:href="Pictures/100000000000002500000026990358B8.jpg" xlink:type="simple" xlink:show="embed" xlink:actuate="onLoad"/></draw:frame></text:p>
                </table:table-cell>
                <table:table-cell table:style-name="Tableau18.A1" office:value-type="string">
                  <text:p text:style-name="Table_20_Contents"><draw:frame draw:style-name="fr2" draw:name="images51" text:anchor-type="paragraph" svg:width="0.979cm" svg:height="1.005cm" draw:z-index="13"><draw:image xlink:href="Pictures/10000000000000250000002610C86CAA.jpg" xlink:type="simple" xlink:show="embed" xlink:actuate="onLoad"/></draw:frame></text:p>
                </table:table-cell>
                <table:table-cell table:style-name="Tableau18.D1" office:value-type="string">
                  <text:p text:style-name="Table_20_Contents"><draw:frame draw:style-name="fr2" draw:name="images52" text:anchor-type="paragraph" svg:width="0.979cm" svg:height="1.005cm" draw:z-index="11"><draw:image xlink:href="Pictures/100000000000002500000026BF7F4814.jpg" xlink:type="simple" xlink:show="embed" xlink:actuate="onLoad"/></draw:frame></text:p>
                </table:table-cell>
              </table:table-row>
              <table:table-row>
                <table:table-cell table:style-name="Tableau18.A2" office:value-type="string">
                  <text:p text:style-name="P9"/>
                </table:table-cell>
                <table:table-cell table:style-name="Tableau18.A2" office:value-type="string">
                  <text:p text:style-name="P9"/>
                </table:table-cell>
                <table:table-cell table:style-name="Tableau18.A2" office:value-type="string">
                  <text:p text:style-name="P9"/>
                </table:table-cell>
                <table:table-cell table:style-name="Tableau18.D2" office:value-type="string">
                  <text:p text:style-name="P9"/>
                </table:table-cell>
              </table:table-row>
            </table:table>
            <text:p text:style-name="P6"/>
          </table:table-cell>
        </table:table-row>
      </table:table>
      <text:p text:style-name="P15">Nom du diagnostiqueur : {diagnostiqueur}</text:p>
      <text:p text:style-name="P15">Structure d’appartenance du diagnostiqueur : {structure_diagnostiqueur}</text:p>
      <text:p text:style-name="P15">Date de passage : {date_passage}</text:p>
      <text:p text:style-name="P15">Date de rédaction de la fiche: {date_redaction}</text:p>
      <text:p text:style-name="P16">Auteur de la fiche : <text:span text:style-name="T3">{</text:span>redacteur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Sans_20_nom1" style:display-name="Sans nom1" style:family="graphic" style:parent-style-name="Graphic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42cm" fo:margin-bottom="0.42cm" fo:margin-left="0.42cm" fo:margin-right="0.42cm" style:shadow="none" fo:background-color="transparent" style:writing-mode="lr-tb" style:footnote-max-height="0cm">
        <style:background-image xlink:href="Pictures/100000000000068D00000927F4DA4EF3.jp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Landscape" style:page-layout-name="Mpm5"/>
    <style:master-page style:name="First_20_Page" style:display-name="First Page" style:page-layout-name="Mpm1" style:next-style-name="Standard"/>
    <style:master-page style:name="Fiche_20_Synthèse_20_Alcéane" style:display-name="Fiche Synthèse Alcéan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10:54:57.60</meta:creation-date>
    <dc:date>2014-06-26T14:24:31.632337000</dc:date>
    <meta:editing-duration>PT4H18M8S</meta:editing-duration>
    <meta:editing-cycles>10</meta:editing-cycles>
    <meta:generator>LibreOffice/4.1.6.2$MacOSX_x86 LibreOffice_project/40ff705089295be5be0aae9b15123f687c05b0a</meta:generator>
    <meta:document-statistic meta:table-count="5" meta:image-count="16" meta:object-count="0" meta:page-count="1" meta:paragraph-count="31" meta:word-count="85" meta:character-count="741" meta:non-whitespace-character-count="686"/>
  </office:meta>
</office:document-meta>
</file>